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4b22" officeooo:paragraph-rsid="001c4b22"/>
    </style:style>
    <style:style style:name="P2" style:family="paragraph" style:parent-style-name="Standard">
      <style:text-properties style:font-name="Calibri" fo:font-size="14pt" officeooo:rsid="001acb1a" officeooo:paragraph-rsid="001acb1a" style:font-size-asian="14pt" style:font-size-complex="14pt"/>
    </style:style>
    <style:style style:name="P3" style:family="paragraph" style:parent-style-name="Standard">
      <style:text-properties style:font-name="Calibri" officeooo:rsid="001c4b22" officeooo:paragraph-rsid="001c4b22"/>
    </style:style>
    <style:style style:name="P4" style:family="paragraph" style:parent-style-name="Standard">
      <style:text-properties style:font-name="Calibri" officeooo:rsid="001acb1a" officeooo:paragraph-rsid="001acb1a"/>
    </style:style>
    <style:style style:name="P5" style:family="paragraph" style:parent-style-name="Standard">
      <style:text-properties style:font-name="Calibri" officeooo:rsid="001c1cf3" officeooo:paragraph-rsid="001c1cf3"/>
    </style:style>
    <style:style style:name="P6" style:family="paragraph" style:parent-style-name="Standard">
      <style:text-properties style:font-name="Calibri" fo:font-weight="bold" officeooo:rsid="001d7d9d" officeooo:paragraph-rsid="001d7d9d" style:font-weight-asian="bold" style:font-weight-complex="bold"/>
    </style:style>
    <style:style style:name="P7" style:family="paragraph" style:parent-style-name="Standard">
      <style:text-properties style:font-name="Calibri" fo:font-weight="bold" officeooo:rsid="002061d3" officeooo:paragraph-rsid="002061d3" style:font-weight-asian="bold" style:font-weight-complex="bold"/>
    </style:style>
    <style:style style:name="P8" style:family="paragraph" style:parent-style-name="Standard">
      <style:text-properties style:font-name="Calibri" fo:font-weight="bold" officeooo:rsid="0020ce86" officeooo:paragraph-rsid="0020ce86" style:font-weight-asian="bold" style:font-weight-complex="bold"/>
    </style:style>
    <style:style style:name="P9" style:family="paragraph" style:parent-style-name="Standard">
      <style:text-properties style:font-name="Calibri" fo:font-weight="bold" officeooo:rsid="0021cb68" officeooo:paragraph-rsid="0021cb68" style:font-weight-asian="bold" style:font-weight-complex="bold"/>
    </style:style>
    <style:style style:name="P10" style:family="paragraph" style:parent-style-name="Standard">
      <style:text-properties style:font-name="Calibri" fo:font-size="13pt" fo:font-weight="bold" officeooo:rsid="001c4b22" officeooo:paragraph-rsid="001c4b22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Calibri" fo:font-weight="normal" officeooo:rsid="001d7d9d" officeooo:paragraph-rsid="001d7d9d" style:font-weight-asian="normal" style:font-weight-complex="normal"/>
    </style:style>
    <style:style style:name="P12" style:family="paragraph" style:parent-style-name="Standard">
      <style:text-properties style:font-name="Calibri" fo:font-weight="normal" officeooo:rsid="001d7d9d" officeooo:paragraph-rsid="001efb2b" style:font-weight-asian="normal" style:font-weight-complex="normal"/>
    </style:style>
    <style:style style:name="P13" style:family="paragraph" style:parent-style-name="Standard">
      <style:text-properties style:font-name="Calibri" fo:font-weight="normal" officeooo:rsid="001efb2b" officeooo:paragraph-rsid="001efb2b" style:font-weight-asian="normal" style:font-weight-complex="normal"/>
    </style:style>
    <style:style style:name="P14" style:family="paragraph" style:parent-style-name="Standard">
      <style:text-properties style:font-name="Calibri" fo:font-weight="normal" officeooo:rsid="002061d3" officeooo:paragraph-rsid="002061d3" style:font-weight-asian="normal" style:font-weight-complex="normal"/>
    </style:style>
    <style:style style:name="P15" style:family="paragraph" style:parent-style-name="Standard">
      <style:text-properties style:font-name="Calibri" fo:font-weight="normal" officeooo:rsid="002061d3" officeooo:paragraph-rsid="0020ce86" style:font-weight-asian="normal" style:font-weight-complex="normal"/>
    </style:style>
    <style:style style:name="P16" style:family="paragraph" style:parent-style-name="Standard">
      <style:text-properties style:font-name="Calibri" fo:font-weight="normal" officeooo:rsid="0020ce86" officeooo:paragraph-rsid="0020ce86" style:font-weight-asian="normal" style:font-weight-complex="normal"/>
    </style:style>
    <style:style style:name="P17" style:family="paragraph" style:parent-style-name="Standard">
      <style:text-properties style:font-name="Calibri" fo:font-weight="normal" officeooo:rsid="0021cb68" officeooo:paragraph-rsid="0021cb68" style:font-weight-asian="normal" style:font-weight-complex="normal"/>
    </style:style>
    <style:style style:name="P18" style:family="paragraph" style:parent-style-name="Standard">
      <style:text-properties style:font-name="Calibri" officeooo:rsid="002061d3" officeooo:paragraph-rsid="002061d3"/>
    </style:style>
    <style:style style:name="T1" style:family="text">
      <style:text-properties officeooo:rsid="001c1cf3"/>
    </style:style>
    <style:style style:name="T2" style:family="text">
      <style:text-properties style:text-position="super 58%"/>
    </style:style>
    <style:style style:name="T3" style:family="text">
      <style:text-properties officeooo:rsid="001c4b22"/>
    </style:style>
    <style:style style:name="T4" style:family="text">
      <style:text-properties style:font-name="Calibri"/>
    </style:style>
    <style:style style:name="T5" style:family="text">
      <style:text-properties style:font-name="Calibri" officeooo:rsid="001d7d9d"/>
    </style:style>
    <style:style style:name="T6" style:family="text">
      <style:text-properties officeooo:rsid="001d7d9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fb2b" style:font-weight-asian="bold" style:font-weight-complex="bold"/>
    </style:style>
    <style:style style:name="T9" style:family="text">
      <style:text-properties fo:font-weight="bold" officeooo:rsid="002061d3" style:font-weight-asian="bold" style:font-weight-complex="bold"/>
    </style:style>
    <style:style style:name="T10" style:family="text">
      <style:text-properties fo:font-weight="bold" officeooo:rsid="0020ce86" style:font-weight-asian="bold" style:font-weight-complex="bold"/>
    </style:style>
    <style:style style:name="T11" style:family="text">
      <style:text-properties officeooo:rsid="001efb2b"/>
    </style:style>
    <style:style style:name="T12" style:family="text">
      <style:text-properties officeooo:rsid="002061d3"/>
    </style:style>
    <style:style style:name="T13" style:family="text">
      <style:text-properties officeooo:rsid="0020ce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<text:span text:style-name="T1">report an existing dryer </text:span></text:p>
      <text:p text:style-name="P3">-------------------------------------</text:p>
      <text:p text:style-name="P4"/>
      <text:p text:style-name="P5">We try to summarise information about dryers, so to the technical approach, the 1<text:span text:style-name="T2">st</text:span> thing to do is to report lot of different kinds of existing dryers.</text:p>
      <text:p text:style-name="P5"/>
      <text:p text:style-name="P5">On that document <text:span text:style-name="T3">we try to explain how have enough informations for the report.</text:span></text:p>
      <text:p text:style-name="P3">That way isn’t the only way to have enough information, the more important is the 3<text:span text:style-name="T2">rd</text:span> part, semi-<text:span text:style-name="T6">structured interview.</text:span></text:p>
      <text:p text:style-name="P18">We try to make it for industrial products and DIY products so, maybe the is some answer specific for each category.</text:p>
      <text:p text:style-name="P5"/>
      <text:p text:style-name="P10"># I) Know different kinds of dryer</text:p>
      <text:p text:style-name="P1"><text:span text:style-name="T4">To present a dryer is be good to know what kind of dryer already existing, for that you can go on internet or on our [state of art](</text:span><text:a xlink:type="simple" xlink:href="https://github.com/Gillou38/Drying-open-source-solution/blob/master/01%20-%20Ideas%20and%20concepts/State%20of%20art.md" text:style-name="Internet_20_link" text:visited-style-name="Visited_20_Internet_20_Link"><text:span text:style-name="T4">https://github.com/Gillou38/Drying-open-source-solution/blob/master/01%20-%20Ideas%20and%20concepts/State%20of%20art.md</text:span></text:a><text:span text:style-name="T4">), we try to make a good data base about dryers, </text:span><text:span text:style-name="T5">and using technologies.</text:span></text:p>
      <text:p text:style-name="P3"/>
      <text:p text:style-name="P10"># II) Useful materials</text:p>
      <text:p text:style-name="P3">- camera</text:p>
      <text:p text:style-name="P3">- tape measure</text:p>
      <text:p text:style-name="P3">- audio recorder</text:p>
      <text:p text:style-name="P3">- takes notes and drawings</text:p>
      <text:p text:style-name="P3"/>
      <text:p text:style-name="P10"># III) Semi-structured interview</text:p>
      <text:p text:style-name="P3">First, ask if you can re<text:span text:style-name="T6">cord the interview if you want to do it.</text:span></text:p>
      <text:p text:style-name="P3"/>
      <text:p text:style-name="P6">### Principle</text:p>
      <text:p text:style-name="P11">- Generic name link with using</text:p>
      <text:p text:style-name="P11">- What the aim (drying fruits, plants, all kind of product...)</text:p>
      <text:p text:style-name="P11">- That’s a DIY dryer?</text:p>
      <text:p text:style-name="P11">######<text:tab/>- Why make it? (cheaper, custom product, pleasure, more simple)</text:p>
      <text:p text:style-name="P11">######<text:tab/>- There is preliminary state before the fabrication (inspirations, drawings, plans…)</text:p>
      <text:p text:style-name="P11">######<text:tab/>- What’s the development? (success, failure, questioning …)</text:p>
      <text:p text:style-name="P11"/>
      <text:p text:style-name="P11"><text:span text:style-name="T7">### Making </text:span><text:span text:style-name="T8">(for DIY)</text:span></text:p>
      <text:p text:style-name="P12"><text:span text:style-name="T11">- What’s the materials? (mechanical, electrical, new materials, raw material dump)</text:span></text:p>
      <text:p text:style-name="P13">- tools and techni<text:span text:style-name="T12">que</text:span></text:p>
      <text:p text:style-name="P14">- construction site’s organisation (time and space)</text:p>
      <text:p text:style-name="P14">- price (approximate)</text:p>
      <text:p text:style-name="P12"><text:s/></text:p>
      <text:p text:style-name="P12"><text:span text:style-name="T7">### Making </text:span><text:span text:style-name="T8">(for industrial </text:span><text:span text:style-name="T9">product</text:span><text:span text:style-name="T10">s</text:span><text:span text:style-name="T8">)</text:span></text:p>
      <text:p text:style-name="P18">- Constructor, reference …</text:p>
      <text:p text:style-name="P18"/>
      <text:p text:style-name="P7">### Using</text:p>
      <text:p text:style-name="P18">- Technical characteristic</text:p>
      <text:p text:style-name="P18">- Global size, between each components</text:p>
      <text:p text:style-name="P18"><text:tab/>- kind of deshumidifer</text:p>
      <text:p text:style-name="P18"><text:tab/>- heating system</text:p>
      <text:p text:style-name="P18"><text:soft-page-break/><text:tab/>- convection system</text:p>
      <text:p text:style-name="P18"><text:tab/>- ...</text:p>
      <text:p text:style-name="P18">- How components work together (components organisation)</text:p>
      <text:p text:style-name="P18">- Using process</text:p>
      <text:p text:style-name="P18"><text:tab/>- Preparation</text:p>
      <text:p text:style-name="P18"><text:tab/>- Using</text:p>
      <text:p text:style-name="P18"><text:tab/>- End</text:p>
      <text:p text:style-name="P18">- Danger</text:p>
      <text:p text:style-name="P18"/>
      <text:p text:style-name="P7">### Using feedback (for DIY)</text:p>
      <text:p text:style-name="P14">- Evolution between the construction and now</text:p>
      <text:p text:style-name="P14">- <text:span text:style-name="T13">D</text:span>ifference between first idea and the using</text:p>
      <text:p text:style-name="P14">- <text:span text:style-name="T13">What could they do differently?</text:span></text:p>
      <text:p text:style-name="P16">- Maintenance/using cost</text:p>
      <text:p text:style-name="P16"/>
      <text:p text:style-name="P8">### Using feedback (for industrial products)</text:p>
      <text:p text:style-name="P15">- <text:span text:style-name="T13">D</text:span>ifference between <text:span text:style-name="T13">need</text:span> and the using</text:p>
      <text:p text:style-name="P16">- Maintenance/using cost</text:p>
      <text:p text:style-name="P16"/>
      <text:p text:style-name="P9">### Illustration</text:p>
      <text:p text:style-name="P17">- Photo will be a good method to show the product</text:p>
      <text:p text:style-name="P17">- Diagram for “how product works”</text:p>
      <text:p text:style-name="P17">- photo during fabrication</text:p>
      <text:p text:style-name="P17"/>
      <text:p text:style-name="P9">### Contact</text:p>
      <text:p text:style-name="P17">If we want to contact again the user, and if he’s agree.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4:40:10.946000000</meta:creation-date>
    <dc:date>2017-12-01T17:02:00.049000000</dc:date>
    <meta:editing-duration>PT47M39S</meta:editing-duration>
    <meta:editing-cycles>2</meta:editing-cycles>
    <meta:generator>LibreOffice/5.3.6.1$Windows_x86 LibreOffice_project/686f202eff87ef707079aeb7f485847613344eb7</meta:generator>
    <meta:document-statistic meta:table-count="0" meta:image-count="0" meta:object-count="0" meta:page-count="2" meta:paragraph-count="57" meta:word-count="388" meta:character-count="2400" meta:non-whitespace-character-count="2059"/>
  </office:meta>
</office:document-meta>
</file>